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300000272E7ED729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horizontal-align="justify" draw:textarea-vertical-align="top" draw:auto-grow-height="true" fo:min-height="1.027cm" fo:wrap-option="wrap"/>
    </style:style>
    <style:style style:name="gr2" style:family="graphic" style:parent-style-name="standard">
      <style:graphic-properties draw:stroke="none" draw:fill="none" draw:fill-color="#ffffff" draw:textarea-horizontal-align="justify" draw:textarea-vertical-align="top" draw:auto-grow-height="true" fo:min-height="2.207cm" fo:padding-top="0.125cm" fo:padding-bottom="0.125cm" fo:padding-left="0.25cm" fo:padding-right="0.25cm" fo:wrap-option="wrap" draw:shadow="hidden"/>
    </style:style>
    <style:style style:name="gr3" style:family="graphic" style:parent-style-name="standard">
      <style:graphic-properties draw:textarea-horizontal-align="justify" draw:textarea-vertical-align="top"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vorlage-notes">
      <style:graphic-properties draw:stroke="none" draw:fill="none" draw:fill-color="#ffffff" draw:auto-grow-height="true" fo:min-height="11.41cm" draw:shadow="hidden"/>
    </style:style>
    <style:style style:name="P1" style:family="paragraph">
      <style:paragraph-properties fo:margin-left="0cm" fo:margin-right="0cm" fo:text-indent="0cm"/>
    </style:style>
    <style:style style:name="P2" style:family="paragraph">
      <style:paragraph-properties fo:margin-left="0cm" fo:margin-right="0cm" fo:line-height="140%" fo:text-indent="0cm"/>
    </style:style>
    <style:style style:name="P3" style:family="paragraph">
      <style:paragraph-properties fo:margin-left="0cm" fo:margin-right="0cm" fo:text-indent="0cm" style:writing-mode="lr-tb" style:font-independent-line-spacing="true"/>
      <style:text-properties fo:font-size="18pt"/>
    </style:style>
    <style:style style:name="P4" style:family="paragraph">
      <style:paragraph-properties fo:line-height="150%"/>
    </style:style>
    <style:style style:name="P5" style:family="paragraph">
      <style:paragraph-properties style:writing-mode="lr-tb" style:font-independent-line-spacing="true"/>
    </style:style>
    <style:style style:name="P6" style:family="paragraph">
      <style:text-properties fo:font-size="12pt"/>
    </style:style>
    <style:style style:name="T1" style:family="text">
      <style:text-properties style:font-size-asian="24pt" style:font-weight-asian="bold" style:font-size-complex="24pt" style:font-weight-complex="bold"/>
    </style:style>
    <style:style style:name="T2" style:family="text">
      <style:text-properties fo:color="#333333" fo:font-size="14pt" fo:font-weight="bold" style:font-size-asian="14pt" style:font-weight-asian="bold" style:font-size-complex="14pt" style:font-weight-complex="bold"/>
    </style:style>
    <style:style style:name="T3" style:family="text">
      <style:text-properties fo:language="de" fo:country="DE"/>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office:automatic-styles>
  <office:body>
    <office:presentation>
      <draw:page draw:name="page1"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7.975cm" svg:x="1.3cm" svg:y="4cm">
          <text:p text:style-name="P4"><text:span text:style-name="T3">Für die Verpflichtung zum Schadenersatz haftet der Auftraggeber auch dann, wenn das schädigende Ereignis durch einen Mitarbeiter oder eine Mitarbeiterin herbeigeführt wurde. Das DSG normiert eine Beweislastumkehr, sodass die Haftung nur dann auszuschließen ist, wenn bei Feststehen einer Übertretung des Gesetzes der Beklagte nachweist, dass ihn an der Übertretung der Norm kein Verschulden trifft.</text:span></text:p>
          <text:p text:style-name="P4"><text:span text:style-name="T3">In den §§ 51 f DSG sind gerichtliche Strafbestimmungen normiert. So wird etwa die, in der Absicht, sich einen vermögensrechtlichen Vorteil zu verschaffen oder einem anderen einen Nachteil zuzufügen, durchgeführte missbräuchliche Verwendung von personenbezogenen Daten, die dem Täter ausschließlich in seiner beruflichen Beschäftigung zugänglich geworden sind, mit Freiheitsstrafe bis zum einem Jahr bedroht. Auch im Strafgesetzbuch sind das missbräuchliche Abfangen von Daten, Datenbeschädigung und betrügerischer Datenverarbeitungsmissbrauch mit Freiheitsstrafe bedroht.</text:span></text:p>
          <text:p text:style-name="P4"><text:span text:style-name="T3"/></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4"><text:span text:style-name="T3">Sonstige rechtliche Konsequenzen für das Unternehmen</text:span></text:p>
          <text:p text:style-name="P4"><text:span text:style-name="T3">Die Nichteinhaltung angemessener Datensicherheitsmaßnahmen kann auch sonstige rechtliche Konsequenzen für das Unternehmen nach sich ziehen. In aller Regel ist die Einhaltung von Datensicherheitsmaßnahmen wenigstens vertragliche Nebenpflicht in geschäftlichen Beziehungen, in denen Zugang zu Daten gewährt wird.</text:span></text:p>
          <text:p text:style-name="P4"><text:span text:style-name="T3">Handelt es sich um sensible oder vertrauliche Daten, so wird vielfach mit Hilfe sogenannter Vertraulichkeitsvereinbarungen oder „Non Disclosure Agreements“ (NDAs) die Verpflichtung zur Geheimhaltung zum Datenschutz ausdrücklich festgeschrieben. In NDAs wird oft eine empfindliche Schadenersatzzahlung für jene Fälle vereinbart, in denen eine (auch nur fahrlässige) Weitergabe oder gar Veröffentlichung der relevanten vertraulichen Daten erfolgt. Dabei wird regelmäßig nicht auf das Verschulden abgestellt.</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3"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8.363cm" svg:x="1.3cm" svg:y="4cm">
          <text:p text:style-name="P4"><text:span text:style-name="T3">Trifft den Datenverarbeiter jedoch ein Verschulden an der mangelnden Datensicherheit und sei dies auch nur fahrlässig, so besteht nach allgemeinem Zivilrecht die Verpflichtung zum Schadenersatz. Der Kläger hat dabei nur nachzuweisen, dass der Schädiger anwendbare gesetzliche und/oder vertragliche Normen nicht eingehalten hat und ein Schaden tatsächlich entstanden ist. Die Einhaltung der Mindestschutzvorschriften des Datenschutzgesetzes wird - wie bereits oben gezeigt - in vielen Fällen als Handelsbrauch auch bei nicht personenbezogenen Daten obligatorisch sein.</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auto-grow-height="tru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5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6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1" svg:stroke-color="#ffffff" draw:fill="none" draw:fill-gradient-name="Gradient_20_7" draw:fill-hatch-name="Hatch_20_46" draw:fill-image-name="Bitmape_20_1" draw:fill-image-width="0cm" draw:fill-image-height="0cm"/>
      <style:paragraph-properties fo:margin-top="0.42cm" fo:margin-bottom="0.21cm"/>
      <style:text-properties fo:color="#ffffff" fo:font-family="Verdana" style:font-style-name="Fett" style:font-family-generic="swiss" style:font-pitch="variable" fo:font-size="28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cm" fo:padding-bottom="0cm" fo:padding-left="0cm" fo:padding-right="0cm" draw:shadow="hidden" draw:shadow-offset-x="0.3cm" draw:shadow-offset-y="0.3cm" draw:shadow-color="#808080">
        <text:list-style style:name="Standard-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cm" fo:padding-bottom="0cm" fo:padding-left="0cm" fo:padding-right="0cm">
        <text:list-style style:name="Standard-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ymbol" style:font-family-generic="roman" style:font-pitch="variable" style:font-charset="x-symbol"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5.397cm" text:min-label-width="0.6cm"/>
            <style:text-properties fo:font-family="StarSymbol" style:font-pitch="variable" fo:color="#000000" fo:font-size="45%"/>
          </text:list-level-style-bullet>
          <text:list-level-style-bullet text:level="10" text:bullet-char="●">
            <style:list-level-properties text:space-before="5.397cm" text:min-label-width="0.6cm"/>
            <style:text-properties fo:font-family="StarSymbol" style:font-pitch="variable" fo:color="#000000" fo:font-size="45%"/>
          </text:list-level-style-bullet>
        </text:list-style>
      </style:graphic-properties>
      <style:paragraph-properties fo:margin-left="0cm" fo:margin-right="0cm" fo:margin-top="0cm" fo:margin-bottom="0.502cm" fo:line-height="93%" fo:text-align="start" fo:text-indent="0cm" style:punctuation-wrap="simple" style:line-break="strict"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01cm" fo:line-height="93%" fo:text-align="start" fo:text-indent="0cm" style:punctuation-wrap="simple" style:line-break="strict" style:writing-mode="lr-tb" style:font-independent-line-spacing="true">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cm" fo:margin-bottom="0.299cm" fo:line-height="93%" fo:text-align="start" fo:text-indent="0cm" style:punctuation-wrap="simple" style:line-break="strict"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cm" fo:margin-bottom="0.202cm" fo:line-height="93%" fo:text-align="start" fo:text-indent="0cm" style:punctuation-wrap="simple" style:line-break="strict"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style:text-properties fo:font-family="StarSymbol" style:font-pitch="variable" fo:color="#000000" fo:font-size="45%"/>
          </text:list-level-style-bullet>
          <text:list-level-style-bullet text:level="3" text:bullet-char="●">
            <style:list-level-properties text:space-before="1.199cm"/>
            <style:text-properties fo:font-family="StarSymbol" style:font-pitch="variable" fo:color="#000000" fo:font-size="45%"/>
          </text:list-level-style-bullet>
          <text:list-level-style-bullet text:level="4" text:bullet-char="●">
            <style:list-level-properties text:space-before="1.799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level-style-bullet text:level="10" text:bullet-char="●">
            <style:list-level-properties text:space-before="2.394cm"/>
            <style:text-properties fo:font-family="StarSymbol" style:font-pitch="variable" fo:color="#000000"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cm" fo:padding-bottom="0cm" fo:padding-left="0cm" fo:padding-right="0cm">
        <text:list-style style:name="Standard-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62cm" fo:text-indent="0cm"/>
      <style:text-properties style:use-window-font-color="true" style:text-outline="false" style:text-line-through-style="none" fo:font-family="Verdana"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Standard-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4" style:family="presentation" style:parent-style-name="vorlage-backgroundobjects">
      <style:graphic-properties draw:stroke="none" draw:fill-color="#c0c0c0" draw:textarea-horizontal-align="center" draw:textarea-vertical-align="middle"/>
    </style:style>
    <style:style style:name="Mpr5" style:family="presentation" style:parent-style-name="vorlage-backgroundobjects">
      <style:graphic-properties draw:stroke="none" draw:fill="none" draw:fill-color="#ffffff" draw:auto-grow-height="false" fo:min-height="1.485cm"/>
    </style:style>
    <style:style style:name="Mpr6"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5%" fo:text-indent="0cm" style:writing-mode="lr-tb"/>
    </style:style>
    <style:style style:name="MP4" style:family="paragraph">
      <style:paragraph-properties fo:margin-left="0cm" fo:margin-right="0cm" fo:line-height="95%" fo:text-indent="0cm" style:writing-mode="lr-tb" style:font-independent-line-spacing="true"/>
    </style:style>
    <style:style style:name="MP5" style:family="paragraph">
      <style:paragraph-properties fo:margin-left="0cm" fo:margin-right="0cm" fo:line-height="95%" fo:text-align="center" fo:text-indent="0cm" style:writing-mode="lr-tb"/>
    </style:style>
    <style:style style:name="MP6" style:family="paragraph">
      <style:paragraph-properties fo:margin-left="0cm" fo:margin-right="0cm" fo:line-height="95%" fo:text-align="center" fo:text-indent="0cm" style:writing-mode="lr-tb" style:font-independent-line-spacing="true"/>
    </style:style>
    <style:style style:name="MP7" style:family="paragraph">
      <style:paragraph-properties fo:margin-left="0cm" fo:margin-right="0cm" fo:line-height="95%" fo:text-align="end" fo:text-indent="0cm" style:writing-mode="lr-tb"/>
    </style:style>
    <style:style style:name="MP8" style:family="paragraph">
      <style:paragraph-properties fo:margin-left="0cm" fo:margin-right="0cm" fo:line-height="95%" fo:text-align="end" fo:text-indent="0cm" style:writing-mode="lr-tb" style:font-independent-line-spacing="true"/>
    </style:style>
    <style:style style:name="MP9" style:family="paragraph">
      <style:paragraph-properties fo:text-align="center"/>
    </style:style>
    <style:style style:name="MP10" style:family="paragraph">
      <style:paragraph-properties fo:margin-left="0cm" fo:margin-right="0cm" fo:line-height="100%" fo:text-align="end" fo:text-indent="0cm" style:punctuation-wrap="hanging" style:writing-mode="lr-tb"/>
    </style:style>
    <style:style style:name="MP11" style:family="paragraph">
      <style:paragraph-properties fo:margin-left="0cm" fo:margin-right="0cm" fo:line-height="100%" fo:text-align="end" fo:text-indent="0cm" style:punctuation-wrap="hanging" style:writing-mode="lr-tb" style:font-independent-line-spacing="true"/>
    </style:style>
    <style:style style:name="MP12" style:family="paragraph">
      <style:paragraph-properties fo:margin-left="0cm" fo:margin-right="0cm" fo:line-height="100%" fo:text-align="center" fo:text-indent="0cm" style:punctuation-wrap="hanging" style:writing-mode="lr-tb"/>
    </style:style>
    <style:style style:name="MP13" style:family="paragraph">
      <style:paragraph-properties fo:margin-left="0cm" fo:margin-right="0cm" fo:line-height="100%" fo:text-align="center" fo:text-indent="0cm" style:punctuation-wrap="hanging" style:writing-mode="lr-tb" style:font-independent-line-spacing="true"/>
    </style:style>
    <style:style style:name="MP14" style:family="paragraph">
      <style:paragraph-properties style:writing-mode="lr-tb" style:font-independent-line-spacing="true"/>
    </style:style>
    <style:style style:name="MP15" style:family="paragraph">
      <style:paragraph-properties fo:text-align="end"/>
    </style:style>
    <style:style style:name="MP16" style:family="paragraph">
      <style:paragraph-properties fo:text-align="end"/>
      <style:text-properties fo:font-family="Verdana" style:font-family-generic="swiss" style:font-pitch="variable" fo:font-size="12pt" style:font-size-asian="12pt" style:font-size-complex="12pt"/>
    </style:style>
    <style:style style:name="MP17" style:family="paragraph">
      <style:paragraph-properties fo:text-align="start"/>
    </style:style>
    <style:style style:name="MP18"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MT3" style:family="text">
      <style:text-properties fo:color="#000000"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3cm" svg:height="3.502cm" svg:x="1.401cm" svg:y="0.837cm" presentation:class="title" presentation:placeholder="true">
        <draw:text-box/>
      </draw:frame>
      <draw:frame presentation:style-name="Standard-outline1" draw:layer="backgroundobjects" svg:width="25.193cm" svg:height="13.857cm" svg:x="1.401cm" svg:y="4.912cm" presentation:class="outline" presentation:placeholder="true">
        <draw:text-box/>
      </draw:frame>
      <draw:frame presentation:style-name="Mpr1" draw:text-style-name="MP4" draw:layer="backgroundobjects" svg:width="6.513cm" svg:height="1.448cm" svg:x="1.401cm" svg:y="19.128cm" presentation:class="date-time">
        <draw:text-box>
          <text:p text:style-name="MP3"><text:span text:style-name="MT2"><presentation:date-time/></text:span></text:p>
        </draw:text-box>
      </draw:frame>
      <draw:frame presentation:style-name="Mpr1" draw:text-style-name="MP6" draw:layer="backgroundobjects" svg:width="8.872cm" svg:height="1.448cm" svg:x="9.578cm" svg:y="19.128cm" presentation:class="footer">
        <draw:text-box>
          <text:p text:style-name="MP5"><text:span text:style-name="MT2"><presentation:footer/></text:span></text:p>
        </draw:text-box>
      </draw:frame>
      <draw:frame presentation:style-name="Mpr1" draw:text-style-name="MP8" draw:layer="backgroundobjects" svg:width="6.518cm" svg:height="1.448cm" svg:x="20.077cm" svg:y="19.128cm" presentation:class="page-number">
        <draw:text-box>
          <text:p text:style-name="MP7"><text:span text:style-name="MT2"><text:page-number>&lt;Nummer&gt;</text:page-number></text:span></text:p>
        </draw:text-box>
      </draw:frame>
      <presentation:notes style:page-layout-name="PM0">
        <draw:rect draw:style-name="Mgr3" draw:text-style-name="MP9" draw:layer="backgroundobjects" svg:width="21cm" svg:height="29.7cm" svg:x="0cm" svg:y="0cm">
          <text:p/>
        </draw:rect>
        <draw:page-thumbnail presentation:style-name="Standard-title" draw:layer="backgroundobjects" svg:width="13.701cm" svg:height="10.276cm" svg:x="3.641cm" svg:y="2.852cm" presentation:class="page"/>
        <draw:frame presentation:style-name="Standard-notes" draw:layer="backgroundobjects" svg:width="14.504cm" svg:height="11.409cm" svg:x="3.25cm" svg:y="14.129cm" presentation:class="notes" presentation:placeholder="true">
          <draw:text-box/>
        </draw:frame>
      </presentation:notes>
    </style:master-page>
    <style:master-page style:name="Titel1" style:page-layout-name="PM1" draw:style-name="Mdp1">
      <office:forms form:automatic-focus="false" form:apply-design-mode="false"/>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3.861cm" svg:x="1.402cm" svg:y="4.899cm" presentation:class="outline" presentation:placeholder="true">
        <draw:text-box/>
      </draw:frame>
      <draw:frame presentation:style-name="Mpr2" draw:text-style-name="MP11" draw:layer="backgroundobjects" svg:width="8.868cm" svg:height="1.077cm" svg:x="17.701cm" svg:y="19.125cm" presentation:class="footer">
        <draw:text-box>
          <text:p text:style-name="MP10"><text:span text:style-name="MT3"><presentation:footer/></text:span></text:p>
        </draw:text-box>
      </draw:frame>
      <draw:frame presentation:style-name="Mpr3" draw:text-style-name="MP13" draw:layer="backgroundobjects" svg:width="6.535cm" svg:height="1.077cm" svg:x="9.89cm" svg:y="19.125cm" presentation:class="page-number">
        <draw:text-box>
          <text:p text:style-name="MP12"><text:span text:style-name="MT3">- </text:span><text:span text:style-name="MT3"><text:page-number>&lt;Nummer&gt;</text:page-number></text:span><text:span text:style-name="MT3"> -</text:span></text:p>
        </draw:text-box>
      </draw:frame>
      <draw:custom-shape draw:style-name="Mgr4" draw:text-style-name="MP14" draw:layer="backgroundobjects" svg:width="0.767cm" svg:height="10.5cm" svg:x="0cm" svg:y="0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46) translate (0.551cm 0.766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579) translate (27.451cm 20.232cm)">
        <text:p/>
        <draw:enhanced-geometry svg:viewBox="0 0 21600 21600" draw:type="rectangle" draw:enhanced-path="M 0 0 L 21600 0 21600 21600 0 21600 0 0 Z N"/>
      </draw:custom-shape>
      <draw:custom-shape draw:style-name="Mgr4" draw:text-style-name="MP14"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3" draw:text-style-name="MP9" draw:layer="backgroundobjects" svg:width="21cm" svg:height="29.7cm" svg:x="0cm" svg:y="0cm">
          <text:p/>
        </draw:rect>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office:forms form:automatic-focus="false" form:apply-design-mode="false"/>
      <draw:frame presentation:style-name="vorlage-outline1" draw:layer="backgroundobjects" svg:width="25.199cm" svg:height="15.5cm" svg:x="1.4cm" svg:y="4cm" presentation:class="outline" presentation:placeholder="true">
        <draw:text-box/>
      </draw:frame>
      <draw:rect presentation:style-name="Mpr4" draw:text-style-name="MP9" draw:layer="backgroundobjects" svg:width="28cm" svg:height="1cm" svg:x="0cm" svg:y="20cm">
        <text:p/>
      </draw:rect>
      <draw:frame draw:style-name="Mgr5" draw:text-style-name="MP16" draw:layer="backgroundobjects" svg:width="4.5cm" svg:height="0.727cm" svg:x="22.5cm" svg:y="20.137cm">
        <draw:text-box>
          <text:p text:style-name="MP15"><text:span text:style-name="MT4"><text:page-number>&lt;Nummer&gt;</text:page-number></text:span></text:p>
        </draw:text-box>
      </draw:frame>
      <draw:rect presentation:style-name="Mpr4" draw:text-style-name="MP9"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5" draw:text-style-name="MP18" draw:layer="backgroundobjects" svg:width="9cm" svg:height="0.722cm" svg:x="1.5cm" svg:y="20.138cm">
        <draw:text-box>
          <text:p text:style-name="MP17"><text:span text:style-name="MT4">Bjoern Zapadlo – Datensicherheit</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Folie 1</dc:title>
    <dc:date>2012-12-21T15:31:05.58</dc:date>
    <meta:editing-cycles>440</meta:editing-cycles>
    <meta:generator>OpenOffice.org/3.3$Win32 OpenOffice.org_project/330m20$Build-9567</meta:generator>
    <meta:editing-duration>P2DT19H15M24S</meta:editing-duration>
    <dc:creator>Bjoern Zapadlo</dc:creator>
    <meta:document-statistic meta:object-count="59"/>
  </office:meta>
</office:document-meta>
</file>